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1ad9" officeooo:paragraph-rsid="00111ad9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111ad9" officeooo:paragraph-rsid="00111ad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cultura deve sempre ser testada e julgada pelas Escrituras (Mc 7:8,9,13). Por ser o homem criatura de Deus, algo de sua cultura é rico em beleza e bondade (Mt 7:11; Gn 4:21,22). Por ser decaído, toda ela é contaminada com o pecado e parte dela é demoníaca. O evangelho não pressupõe a superioridade de nenhum cultura sobre a outra, mas avalia todas as culturas de acordo com o seu critério de verdade e justiça, insistindo nos absolutos morais de cada cultura.</text:p>
      <text:p text:style-name="P2"/>
      <text:p text:style-name="P2"/>
      <text:p text:style-name="P1">O missionário encontra-se direta e indiretamente envolvido nesse processo. Ele poderá tentar permanecer acima da linha cultural e lidar apenas com questões pertinentes à alma. Mas essa tentativa é tão inútil quanto a do cientista social que elimina Deus de seu mundo e explica o cristianismo somente em termos culturais. Em primeiro lugar, o missionário não conseguirá comunicar-se sem se interessar pela cultura, porque a comunicação é totalmente inseparável da cultura. Assim como Cristo tornou-se carne e habitou entre os homens de igual modo a verdade proposicional deve ter uma encarnação cultural para ter sentido. Em segundo lugar, o missionário não conseguirá comunicar o cristianismo sem se interessar pela cultura, porque, embora o cristianismo seja supracultural em sua origem e verdade, ele é cultural em sua aplicaçã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36:44.475383184</meta:creation-date>
    <dc:title>Modern</dc:title>
    <meta:generator>LibreOffice/6.4.7.2$Linux_X86_64 LibreOffice_project/40$Build-2</meta:generator>
    <meta:editing-duration>PT6H57M45S</meta:editing-duration>
    <meta:editing-cycles>2</meta:editing-cycles>
    <dc:date>2021-10-25T21:17:14.700708986</dc:date>
    <meta:document-statistic meta:table-count="0" meta:image-count="0" meta:object-count="0" meta:page-count="1" meta:paragraph-count="2" meta:word-count="209" meta:character-count="1293" meta:non-whitespace-character-count="1086"/>
    <meta:template xlink:type="simple" xlink:actuate="onRequest" xlink:title="Modern" xlink:href="../../../../../../usr/lib/libreoffice/share/template/common/styles/Modern.ott" meta:date="2021-10-25T09:36:42.832312987"/>
  </office:meta>
</office:document-meta>
</file>